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1cm" fo:min-width="0cm"/>
      <style:paragraph-properties style:writing-mode="lr-tb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7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19cm" fo:min-width="0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40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4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40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4" draw:text-style-name="P2" draw:layer="layout" svg:width="25.8cm" svg:height="3.401cm" svg:x="1.5cm" svg:y="0.6cm">
          <draw:text-box>
            <text:p><text:span text:style-name="T1">Exercício 7 - Passo 0. Criação da Pilha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6" draw:text-style-name="P1" draw:layer="layout" svg:width="1.874cm" svg:height="0.962cm" svg:x="3.4cm" svg:y="7.876cm">
          <draw:text-box>
            <text:p>Topo</text:p>
          </draw:text-box>
        </draw:frame>
        <draw:frame draw:style-name="gr7" draw:text-style-name="P1" draw:layer="layout" svg:width="0.853cm" svg:height="0.962cm" svg:x="5.8cm" svg:y="8.838cm">
          <draw:text-box>
            <text:p>8</text:p>
          </draw:text-box>
        </draw:frame>
        <draw:frame draw:style-name="gr7" draw:text-style-name="P1" draw:layer="layout" svg:width="0.853cm" svg:height="0.962cm" svg:x="5.8cm" svg:y="9.838cm">
          <draw:text-box>
            <text:p>2</text:p>
          </draw:text-box>
        </draw:frame>
        <draw:frame draw:style-name="gr7" draw:text-style-name="P1" draw:layer="layout" svg:width="0.853cm" svg:height="0.962cm" svg:x="5.8cm" svg:y="10.8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5.7cm" svg:y="7.838cm">
          <draw:text-box>
            <text:p>11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0" draw:text-style-name="P6" draw:layer="layout" svg:width="22cm" svg:height="3.007cm" svg:x="3.6cm" svg:y="0.6cm">
          <draw:text-box>
            <text:p text:style-name="P5"><text:span text:style-name="T1">Passo 1. </text:span><text:span text:style-name="T2">Desempilha entrada e se Aux1 estiver vazio empilha nele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5.8cm" svg:y="8.838cm">
          <draw:text-box>
            <text:p>8</text:p>
          </draw:text-box>
        </draw:frame>
        <draw:frame draw:style-name="gr7" draw:text-style-name="P1" draw:layer="layout" svg:width="0.853cm" svg:height="0.962cm" svg:x="5.8cm" svg:y="9.838cm">
          <draw:text-box>
            <text:p>2</text:p>
          </draw:text-box>
        </draw:frame>
        <draw:frame draw:style-name="gr7" draw:text-style-name="P1" draw:layer="layout" svg:width="0.853cm" svg:height="0.962cm" svg:x="5.8cm" svg:y="10.8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642cm" svg:y="6cm">
          <draw:text-box>
            <text:p>11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0" draw:text-style-name="P2" draw:layer="layout" svg:width="23.6cm" svg:height="3.007cm" svg:x="2cm" svg:y="0.6cm">
          <draw:text-box>
            <text:p><text:span text:style-name="T1">Passo 2.</text:span><text:span text:style-name="T2"> Empilha 11 em Aux1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5.8cm" svg:y="8.838cm">
          <draw:text-box>
            <text:p>8</text:p>
          </draw:text-box>
        </draw:frame>
        <draw:frame draw:style-name="gr7" draw:text-style-name="P1" draw:layer="layout" svg:width="0.853cm" svg:height="0.962cm" svg:x="5.8cm" svg:y="9.838cm">
          <draw:text-box>
            <text:p>2</text:p>
          </draw:text-box>
        </draw:frame>
        <draw:frame draw:style-name="gr7" draw:text-style-name="P1" draw:layer="layout" svg:width="0.853cm" svg:height="0.962cm" svg:x="5.8cm" svg:y="10.8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7cm" svg:y="12cm">
          <draw:text-box>
            <text:p>11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1" draw:text-style-name="P2" draw:layer="layout" svg:width="16.2cm" svg:height="1.826cm" svg:x="2cm" svg:y="0.6cm">
          <draw:text-box>
            <text:p><text:span text:style-name="T1">Passo 3. </text:span><text:span text:style-name="T2">Desempilha entrada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5.8cm" svg:y="9.838cm">
          <draw:text-box>
            <text:p>2</text:p>
          </draw:text-box>
        </draw:frame>
        <draw:frame draw:style-name="gr7" draw:text-style-name="P1" draw:layer="layout" svg:width="0.853cm" svg:height="0.962cm" svg:x="5.8cm" svg:y="10.8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7cm" svg:y="12cm">
          <draw:text-box>
            <text:p text:style-name="P7">11</text:p>
          </draw:text-box>
        </draw:frame>
        <draw:frame draw:style-name="gr7" draw:text-style-name="P1" draw:layer="layout" svg:width="0.853cm" svg:height="0.962cm" svg:x="10.8cm" svg:y="4.638cm">
          <draw:text-box>
            <text:p text:style-name="P7">8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1" draw:text-style-name="P2" draw:layer="layout" svg:width="16.2cm" svg:height="1.826cm" svg:x="2cm" svg:y="0.6cm">
          <draw:text-box>
            <text:p><text:span text:style-name="T1">Passo 4. </text:span><text:span text:style-name="T2">Desempilha Aux1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5.8cm" svg:y="9.838cm">
          <draw:text-box>
            <text:p>2</text:p>
          </draw:text-box>
        </draw:frame>
        <draw:frame draw:style-name="gr7" draw:text-style-name="P1" draw:layer="layout" svg:width="0.853cm" svg:height="0.962cm" svg:x="5.8cm" svg:y="10.8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3cm" svg:y="4.6cm">
          <draw:text-box>
            <text:p text:style-name="P7">11</text:p>
          </draw:text-box>
        </draw:frame>
        <draw:frame draw:style-name="gr7" draw:text-style-name="P1" draw:layer="layout" svg:width="0.853cm" svg:height="0.962cm" svg:x="10.8cm" svg:y="4.638cm">
          <draw:text-box>
            <text:p text:style-name="P7">8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2" draw:text-style-name="P2" draw:layer="layout" svg:width="24.8cm" svg:height="5.369cm" svg:x="2cm" svg:y="0.6cm">
          <draw:text-box>
            <text:p><text:span text:style-name="T1">Passo 5. </text:span><text:span text:style-name="T2">Se o valor do desempilhado da entrada for menor que valor desempilhado de Aux1, <text:s/>ele empilha o valor que estava em Aux1 (11), e em seguida o da entrada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5.8cm" svg:y="9.838cm">
          <draw:text-box>
            <text:p>2</text:p>
          </draw:text-box>
        </draw:frame>
        <draw:frame draw:style-name="gr7" draw:text-style-name="P1" draw:layer="layout" svg:width="0.853cm" svg:height="0.962cm" svg:x="5.8cm" svg:y="10.8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1.842cm" svg:y="6.8cm">
          <draw:text-box>
            <text:p text:style-name="P7">11</text:p>
          </draw:text-box>
        </draw:frame>
        <draw:frame draw:style-name="gr7" draw:text-style-name="P1" draw:layer="layout" svg:width="0.853cm" svg:height="0.962cm" svg:x="10.4cm" svg:y="6.8cm">
          <draw:text-box>
            <text:p text:style-name="P7">8</text:p>
          </draw:text-box>
        </draw:frame>
        <draw:frame draw:style-name="gr13" draw:text-style-name="P1" draw:layer="layout" svg:width="0.875cm" svg:height="0.962cm" svg:x="11.125cm" svg:y="6.8cm">
          <draw:text-box>
            <text:p>&lt;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2" draw:text-style-name="P2" draw:layer="layout" svg:width="24.8cm" svg:height="5.369cm" svg:x="2cm" svg:y="0.6cm">
          <draw:text-box>
            <text:p><text:span text:style-name="T1">Passo 6. </text:span><text:span text:style-name="T2">Empilha 11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5.8cm" svg:y="9.838cm">
          <draw:text-box>
            <text:p>2</text:p>
          </draw:text-box>
        </draw:frame>
        <draw:frame draw:style-name="gr7" draw:text-style-name="P1" draw:layer="layout" svg:width="0.853cm" svg:height="0.962cm" svg:x="5.8cm" svg:y="10.8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642cm" svg:y="12.038cm">
          <draw:text-box>
            <text:p text:style-name="P7">11</text:p>
          </draw:text-box>
        </draw:frame>
        <draw:frame draw:style-name="gr7" draw:text-style-name="P1" draw:layer="layout" svg:width="0.853cm" svg:height="0.962cm" svg:x="10.4cm" svg:y="6.8cm">
          <draw:text-box>
            <text:p text:style-name="P7">8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2" draw:text-style-name="P2" draw:layer="layout" svg:width="24.8cm" svg:height="5.369cm" svg:x="2cm" svg:y="0.6cm">
          <draw:text-box>
            <text:p><text:span text:style-name="T1">Passo 7. </text:span><text:span text:style-name="T2">Empilha 8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5.8cm" svg:y="9.838cm">
          <draw:text-box>
            <text:p>2</text:p>
          </draw:text-box>
        </draw:frame>
        <draw:frame draw:style-name="gr7" draw:text-style-name="P1" draw:layer="layout" svg:width="0.853cm" svg:height="0.962cm" svg:x="5.8cm" svg:y="10.8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642cm" svg:y="12.038cm">
          <draw:text-box>
            <text:p text:style-name="P7">11</text:p>
          </draw:text-box>
        </draw:frame>
        <draw:frame draw:style-name="gr8" draw:text-style-name="P1" draw:layer="layout" svg:width="1.158cm" svg:height="0.962cm" svg:x="10.842cm" svg:y="11.038cm">
          <draw:text-box>
            <text:p text:style-name="P7">8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2" draw:text-style-name="P2" draw:layer="layout" svg:width="24.8cm" svg:height="5.369cm" svg:x="2cm" svg:y="0.6cm">
          <draw:text-box>
            <text:p><text:span text:style-name="T1">Passo 8. </text:span><text:span text:style-name="T2">Desempilha entrada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7.147cm" svg:y="5.238cm">
          <draw:text-box>
            <text:p>2</text:p>
          </draw:text-box>
        </draw:frame>
        <draw:frame draw:style-name="gr7" draw:text-style-name="P1" draw:layer="layout" svg:width="0.853cm" svg:height="0.962cm" svg:x="5.8cm" svg:y="10.8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642cm" svg:y="12.038cm">
          <draw:text-box>
            <text:p text:style-name="P7">11</text:p>
          </draw:text-box>
        </draw:frame>
        <draw:frame draw:style-name="gr8" draw:text-style-name="P1" draw:layer="layout" svg:width="1.158cm" svg:height="0.962cm" svg:x="10.842cm" svg:y="11.038cm">
          <draw:text-box>
            <text:p text:style-name="P7">8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2" draw:text-style-name="P2" draw:layer="layout" svg:width="24.8cm" svg:height="5.369cm" svg:x="2cm" svg:y="0.6cm">
          <draw:text-box>
            <text:p><text:span text:style-name="T1">Passo 9. </text:span><text:span text:style-name="T2">Desempilha Aux1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8.747cm" svg:y="5.8cm">
          <draw:text-box>
            <text:p>2</text:p>
          </draw:text-box>
        </draw:frame>
        <draw:frame draw:style-name="gr7" draw:text-style-name="P1" draw:layer="layout" svg:width="0.853cm" svg:height="0.962cm" svg:x="5.8cm" svg:y="10.8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642cm" svg:y="12.038cm">
          <draw:text-box>
            <text:p text:style-name="P7">11</text:p>
          </draw:text-box>
        </draw:frame>
        <draw:frame draw:style-name="gr14" draw:text-style-name="P8" draw:layer="layout" svg:width="0.853cm" svg:height="0.962cm" svg:x="10.842cm" svg:y="5.8cm">
          <draw:text-box>
            <text:p text:style-name="P7">8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2" draw:text-style-name="P2" draw:layer="layout" svg:width="24.8cm" svg:height="5.369cm" svg:x="2cm" svg:y="0.6cm">
          <draw:text-box>
            <text:p text:style-name="P7"><text:span text:style-name="T3">Passo 10. </text:span><text:span text:style-name="T4">Se o valor do desempilhado da entrada for menor que valor desempilhado de Aux1, <text:s/>ele empilha o valor que estava em Aux1 em Aux1, e em seguida o da entrada em Aux2.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9.747cm" svg:y="7.5cm">
          <draw:text-box>
            <text:p>2</text:p>
          </draw:text-box>
        </draw:frame>
        <draw:frame draw:style-name="gr7" draw:text-style-name="P1" draw:layer="layout" svg:width="0.853cm" svg:height="0.962cm" svg:x="5.8cm" svg:y="10.8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642cm" svg:y="12.038cm">
          <draw:text-box>
            <text:p text:style-name="P7">11</text:p>
          </draw:text-box>
        </draw:frame>
        <draw:frame draw:style-name="gr15" draw:text-style-name="P8" draw:layer="layout" svg:width="0.853cm" svg:height="0.962cm" svg:x="11.842cm" svg:y="7.5cm">
          <draw:text-box>
            <text:p text:style-name="P7">8</text:p>
          </draw:text-box>
        </draw:frame>
        <draw:frame draw:style-name="gr13" draw:text-style-name="P1" draw:layer="layout" svg:width="0.875cm" svg:height="0.962cm" svg:x="10.8cm" svg:y="7.5cm">
          <draw:text-box>
            <text:p>&lt;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2" draw:text-style-name="P2" draw:layer="layout" svg:width="24.8cm" svg:height="5.369cm" svg:x="2cm" svg:y="0.6cm">
          <draw:text-box>
            <text:p text:style-name="P7"><text:span text:style-name="T3">Passo 11. </text:span><text:span text:style-name="T4">Empilha 8 em Aux1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8.747cm" svg:y="6.6cm">
          <draw:text-box>
            <text:p>2</text:p>
          </draw:text-box>
        </draw:frame>
        <draw:frame draw:style-name="gr7" draw:text-style-name="P1" draw:layer="layout" svg:width="0.853cm" svg:height="0.962cm" svg:x="5.8cm" svg:y="10.8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642cm" svg:y="12.038cm">
          <draw:text-box>
            <text:p text:style-name="P7">11</text:p>
          </draw:text-box>
        </draw:frame>
        <draw:frame draw:style-name="gr8" draw:text-style-name="P1" draw:layer="layout" svg:width="1.158cm" svg:height="0.962cm" svg:x="10.842cm" svg:y="11.038cm">
          <draw:text-box>
            <text:p text:style-name="P7">8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2" draw:text-style-name="P2" draw:layer="layout" svg:width="24.8cm" svg:height="5.369cm" svg:x="2cm" svg:y="0.6cm">
          <draw:text-box>
            <text:p text:style-name="P7"><text:span text:style-name="T3">Passo 12. </text:span><text:span text:style-name="T4">Empilha 2 em Aux1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5.8cm" svg:y="10.8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642cm" svg:y="12.038cm">
          <draw:text-box>
            <text:p text:style-name="P7">11</text:p>
          </draw:text-box>
        </draw:frame>
        <draw:frame draw:style-name="gr8" draw:text-style-name="P1" draw:layer="layout" svg:width="1.158cm" svg:height="0.962cm" svg:x="10.842cm" svg:y="11.038cm">
          <draw:text-box>
            <text:p text:style-name="P7">8</text:p>
          </draw:text-box>
        </draw:frame>
        <draw:frame draw:style-name="gr8" draw:text-style-name="P1" draw:layer="layout" svg:width="1.158cm" svg:height="0.962cm" svg:x="10.842cm" svg:y="10.038cm">
          <draw:text-box>
            <text:p text:style-name="P7">2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2" draw:text-style-name="P2" draw:layer="layout" svg:width="24.8cm" svg:height="5.369cm" svg:x="2cm" svg:y="0.6cm">
          <draw:text-box>
            <text:p text:style-name="P7"><text:span text:style-name="T3">Passo 13. </text:span><text:span text:style-name="T4">Desempilha entrada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8.8cm" svg:y="7.2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642cm" svg:y="12.038cm">
          <draw:text-box>
            <text:p text:style-name="P7">11</text:p>
          </draw:text-box>
        </draw:frame>
        <draw:frame draw:style-name="gr8" draw:text-style-name="P1" draw:layer="layout" svg:width="1.158cm" svg:height="0.962cm" svg:x="10.842cm" svg:y="11.038cm">
          <draw:text-box>
            <text:p text:style-name="P7">8</text:p>
          </draw:text-box>
        </draw:frame>
        <draw:frame draw:style-name="gr8" draw:text-style-name="P1" draw:layer="layout" svg:width="1.158cm" svg:height="0.962cm" svg:x="10.842cm" svg:y="10.038cm">
          <draw:text-box>
            <text:p text:style-name="P7">2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2" draw:text-style-name="P2" draw:layer="layout" svg:width="24.8cm" svg:height="5.369cm" svg:x="2cm" svg:y="0.6cm">
          <draw:text-box>
            <text:p text:style-name="P7"><text:span text:style-name="T3">Passo 14. </text:span><text:span text:style-name="T4">Desempilha Aux1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10.947cm" svg:y="7.2cm">
          <draw:text-box>
            <text:p>2</text:p>
          </draw:text-box>
        </draw:frame>
        <draw:frame draw:style-name="gr7" draw:text-style-name="P1" draw:layer="layout" svg:width="0.853cm" svg:height="0.962cm" svg:x="8.8cm" svg:y="7.2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642cm" svg:y="12.038cm">
          <draw:text-box>
            <text:p text:style-name="P7">11</text:p>
          </draw:text-box>
        </draw:frame>
        <draw:frame draw:style-name="gr8" draw:text-style-name="P1" draw:layer="layout" svg:width="1.158cm" svg:height="0.962cm" svg:x="10.742cm" svg:y="11.038cm">
          <draw:text-box>
            <text:p text:style-name="P7">8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6" draw:text-style-name="P2" draw:layer="layout" svg:width="24.8cm" svg:height="6.55cm" svg:x="2cm" svg:y="0.6cm">
          <draw:text-box>
            <text:p text:style-name="P7"><text:span text:style-name="T3">Passo 15. </text:span><text:span text:style-name="T4">Se o valor do desempilhado da entrada for menor que valor desempilhado de Aux1, <text:s/>ele empilha o valor que estava em Aux1 em Aux1, e em seguida o da entrada em Aux2. Se não, empilha o valor de Aux1 em Aux2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10.675cm" svg:y="7.238cm">
          <draw:text-box>
            <text:p>2</text:p>
          </draw:text-box>
        </draw:frame>
        <draw:frame draw:style-name="gr7" draw:text-style-name="P1" draw:layer="layout" svg:width="0.853cm" svg:height="0.962cm" svg:x="8.8cm" svg:y="7.2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642cm" svg:y="12.038cm">
          <draw:text-box>
            <text:p text:style-name="P7">11</text:p>
          </draw:text-box>
        </draw:frame>
        <draw:frame draw:style-name="gr13" draw:text-style-name="P1" draw:layer="layout" svg:width="0.875cm" svg:height="0.962cm" svg:x="9.8cm" svg:y="7.238cm">
          <draw:text-box>
            <text:p>&gt;</text:p>
          </draw:text-box>
        </draw:frame>
        <draw:frame draw:style-name="gr8" draw:text-style-name="P1" draw:layer="layout" svg:width="1.158cm" svg:height="0.962cm" svg:x="10.742cm" svg:y="11.038cm">
          <draw:text-box>
            <text:p text:style-name="P7">8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draw:style-name="gr1" draw:text-style-name="P9" draw:layer="layout" svg:width="2.72cm" svg:height="0.962cm" svg:x="4.88cm" svg:y="13.2cm">
          <draw:text-box>
            <text:p><text:span text:style-name="T5">Entrada</text:span></text:p>
          </draw:text-box>
        </draw:frame>
        <draw:frame draw:style-name="gr2" draw:text-style-name="P9" draw:layer="layout" svg:width="1.946cm" svg:height="0.962cm" svg:x="10.28cm" svg:y="13.2cm">
          <draw:text-box>
            <text:p><text:span text:style-name="T5">Aux1</text:span></text:p>
          </draw:text-box>
        </draw:frame>
        <draw:frame draw:style-name="gr2" draw:text-style-name="P9" draw:layer="layout" svg:width="1.946cm" svg:height="0.962cm" svg:x="16.38cm" svg:y="13.2cm">
          <draw:text-box>
            <text:p><text:span text:style-name="T5">Aux2</text:span></text:p>
          </draw:text-box>
        </draw:frame>
        <draw:frame draw:style-name="gr3" draw:text-style-name="P9" draw:layer="layout" svg:width="3.529cm" svg:height="0.962cm" svg:x="20.48cm" svg:y="13.2cm">
          <draw:text-box>
            <text:p><text:span text:style-name="T5">Resultante</text:span></text:p>
          </draw:text-box>
        </draw:frame>
        <draw:frame draw:style-name="gr17" draw:text-style-name="P10" draw:layer="layout" svg:width="24.8cm" svg:height="5.369cm" svg:x="2cm" svg:y="0.6cm">
          <draw:text-box>
            <text:p text:style-name="P7"><text:span text:style-name="T3">Passo 16. </text:span><text:span text:style-name="T4">Empilha o valor de Aux1 (2) em Aux2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9" draw:layer="layout" svg:width="0.853cm" svg:height="0.962cm" svg:x="16.947cm" svg:y="11.9cm">
          <draw:text-box>
            <text:p><text:span text:style-name="T5">2</text:span></text:p>
          </draw:text-box>
        </draw:frame>
        <draw:frame draw:style-name="gr7" draw:text-style-name="P9" draw:layer="layout" svg:width="0.853cm" svg:height="0.962cm" svg:x="8.8cm" svg:y="7.238cm">
          <draw:text-box>
            <text:p><text:span text:style-name="T5">9</text:span></text:p>
          </draw:text-box>
        </draw:frame>
        <draw:frame draw:style-name="gr7" draw:text-style-name="P9" draw:layer="layout" svg:width="0.853cm" svg:height="0.962cm" svg:x="5.8cm" svg:y="11.838cm">
          <draw:text-box>
            <text:p><text:span text:style-name="T5">1</text:span></text:p>
          </draw:text-box>
        </draw:frame>
        <draw:frame draw:style-name="gr18" draw:text-style-name="P11" draw:layer="layout" svg:width="1.158cm" svg:height="0.962cm" svg:x="10.642cm" svg:y="12.038cm">
          <draw:text-box>
            <text:p text:style-name="P7"><text:span text:style-name="T5">11</text:span></text:p>
          </draw:text-box>
        </draw:frame>
        <draw:frame draw:style-name="gr19" draw:text-style-name="P11" draw:layer="layout" svg:width="1.158cm" svg:height="0.962cm" svg:x="10.742cm" svg:y="11.038cm">
          <draw:text-box>
            <text:p text:style-name="P7"><text:span text:style-name="T5">8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2" draw:text-style-name="P2" draw:layer="layout" svg:width="24.8cm" svg:height="5.369cm" svg:x="2cm" svg:y="0.6cm">
          <draw:text-box>
            <text:p text:style-name="P7"><text:span text:style-name="T3">Passo 17. </text:span><text:span text:style-name="T4">Desempilha Aux1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16.947cm" svg:y="11.9cm">
          <draw:text-box>
            <text:p>2</text:p>
          </draw:text-box>
        </draw:frame>
        <draw:frame draw:style-name="gr7" draw:text-style-name="P1" draw:layer="layout" svg:width="0.853cm" svg:height="0.962cm" svg:x="8.8cm" svg:y="7.2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642cm" svg:y="12.038cm">
          <draw:text-box>
            <text:p text:style-name="P7">11</text:p>
          </draw:text-box>
        </draw:frame>
        <draw:frame draw:style-name="gr8" draw:text-style-name="P1" draw:layer="layout" svg:width="1.158cm" svg:height="0.962cm" svg:x="10.6cm" svg:y="7.238cm">
          <draw:text-box>
            <text:p text:style-name="P7">8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6" draw:text-style-name="P2" draw:layer="layout" svg:width="24.8cm" svg:height="6.55cm" svg:x="2cm" svg:y="0.6cm">
          <draw:text-box>
            <text:p text:style-name="P7"><text:span text:style-name="T3">Passo 18. </text:span><text:span text:style-name="T4">Se o valor do desempilhado da entrada for menor que valor desempilhado de Aux1, <text:s/>ele empilha o valor que estava em Aux1 em Aux1, e em seguida o da entrada em Aux2. Se não, empilha o valor de Aux1 em Aux2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16.947cm" svg:y="11.9cm">
          <draw:text-box>
            <text:p>2</text:p>
          </draw:text-box>
        </draw:frame>
        <draw:frame draw:style-name="gr7" draw:text-style-name="P1" draw:layer="layout" svg:width="0.853cm" svg:height="0.962cm" svg:x="8.8cm" svg:y="7.2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642cm" svg:y="12.038cm">
          <draw:text-box>
            <text:p text:style-name="P7">11</text:p>
          </draw:text-box>
        </draw:frame>
        <draw:frame draw:style-name="gr8" draw:text-style-name="P1" draw:layer="layout" svg:width="1.158cm" svg:height="0.962cm" svg:x="10.6cm" svg:y="7.238cm">
          <draw:text-box>
            <text:p text:style-name="P7">8</text:p>
          </draw:text-box>
        </draw:frame>
        <draw:frame draw:style-name="gr20" draw:text-style-name="P1" draw:layer="layout" svg:width="0.875cm" svg:height="0.962cm" svg:x="9.725cm" svg:y="7.238cm">
          <draw:text-box>
            <text:p>&gt;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2" draw:text-style-name="P2" draw:layer="layout" svg:width="24.8cm" svg:height="5.369cm" svg:x="2cm" svg:y="0.6cm">
          <draw:text-box>
            <text:p text:style-name="P7"><text:span text:style-name="T3">Passo 19. </text:span><text:span text:style-name="T4">Empilha Aux1 em Aux2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16.947cm" svg:y="11.9cm">
          <draw:text-box>
            <text:p>2</text:p>
          </draw:text-box>
        </draw:frame>
        <draw:frame draw:style-name="gr7" draw:text-style-name="P1" draw:layer="layout" svg:width="0.853cm" svg:height="0.962cm" svg:x="8.8cm" svg:y="7.2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642cm" svg:y="12.038cm">
          <draw:text-box>
            <text:p text:style-name="P7">11</text:p>
          </draw:text-box>
        </draw:frame>
        <draw:frame draw:style-name="gr7" draw:text-style-name="P1" draw:layer="layout" svg:width="0.853cm" svg:height="0.962cm" svg:x="16.948cm" svg:y="10.9cm">
          <draw:text-box>
            <text:p>8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2" draw:text-style-name="P2" draw:layer="layout" svg:width="24.8cm" svg:height="5.369cm" svg:x="2cm" svg:y="0.6cm">
          <draw:text-box>
            <text:p text:style-name="P7"><text:span text:style-name="T3">Passo 20. </text:span><text:span text:style-name="T4">Desempilha Aux1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16.947cm" svg:y="11.9cm">
          <draw:text-box>
            <text:p>2</text:p>
          </draw:text-box>
        </draw:frame>
        <draw:frame draw:style-name="gr7" draw:text-style-name="P1" draw:layer="layout" svg:width="0.853cm" svg:height="0.962cm" svg:x="8.8cm" svg:y="7.2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8cm" svg:y="7.238cm">
          <draw:text-box>
            <text:p text:style-name="P7">11</text:p>
          </draw:text-box>
        </draw:frame>
        <draw:frame draw:style-name="gr7" draw:text-style-name="P1" draw:layer="layout" svg:width="0.853cm" svg:height="0.962cm" svg:x="16.948cm" svg:y="10.9cm">
          <draw:text-box>
            <text:p>8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2" draw:text-style-name="P2" draw:layer="layout" svg:width="24.8cm" svg:height="5.369cm" svg:x="2cm" svg:y="0.6cm">
          <draw:text-box>
            <text:p text:style-name="P7"><text:span text:style-name="T3">Passo 21. </text:span><text:span text:style-name="T4">Se o valor do desempilhado da entrada for menor que valor desempilhado de Aux1, <text:s/>ele empilha o valor que estava em Aux1 (11), e em seguida o da entrada(9)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16.947cm" svg:y="11.9cm">
          <draw:text-box>
            <text:p>2</text:p>
          </draw:text-box>
        </draw:frame>
        <draw:frame draw:style-name="gr7" draw:text-style-name="P1" draw:layer="layout" svg:width="0.853cm" svg:height="0.962cm" svg:x="8.8cm" svg:y="7.2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8cm" svg:y="7.238cm">
          <draw:text-box>
            <text:p text:style-name="P7">11</text:p>
          </draw:text-box>
        </draw:frame>
        <draw:frame draw:style-name="gr7" draw:text-style-name="P1" draw:layer="layout" svg:width="0.853cm" svg:height="0.962cm" svg:x="16.948cm" svg:y="10.9cm">
          <draw:text-box>
            <text:p>8</text:p>
          </draw:text-box>
        </draw:frame>
        <draw:frame draw:style-name="gr20" draw:text-style-name="P1" draw:layer="layout" svg:width="0.875cm" svg:height="0.962cm" svg:x="9.925cm" svg:y="7.238cm">
          <draw:text-box>
            <text:p>&lt;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12" draw:text-style-name="P2" draw:layer="layout" svg:width="24.8cm" svg:height="5.369cm" svg:x="2cm" svg:y="0.6cm">
          <draw:text-box>
            <text:p text:style-name="P7"><text:span text:style-name="T3">Passo 22. </text:span><text:span text:style-name="T4">Empilha o valor que estava em Aux1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16.947cm" svg:y="11.9cm">
          <draw:text-box>
            <text:p>2</text:p>
          </draw:text-box>
        </draw:frame>
        <draw:frame draw:style-name="gr7" draw:text-style-name="P1" draw:layer="layout" svg:width="0.853cm" svg:height="0.962cm" svg:x="8.8cm" svg:y="7.238cm">
          <draw:text-box>
            <text:p>9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742cm" svg:y="11.938cm">
          <draw:text-box>
            <text:p text:style-name="P7">11</text:p>
          </draw:text-box>
        </draw:frame>
        <draw:frame draw:style-name="gr7" draw:text-style-name="P1" draw:layer="layout" svg:width="0.853cm" svg:height="0.962cm" svg:x="16.948cm" svg:y="10.9cm">
          <draw:text-box>
            <text:p>8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21" draw:text-style-name="P10" draw:layer="layout" svg:width="25.6cm" svg:height="5.369cm" svg:x="1.2cm" svg:y="0.6cm">
          <draw:text-box>
            <text:p text:style-name="P7"><text:span text:style-name="T3">Passo 23. </text:span><text:span text:style-name="T4">Empilha o valor que estava na entrada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16.947cm" svg:y="11.9cm">
          <draw:text-box>
            <text:p>2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742cm" svg:y="11.938cm">
          <draw:text-box>
            <text:p text:style-name="P7">11</text:p>
          </draw:text-box>
        </draw:frame>
        <draw:frame draw:style-name="gr7" draw:text-style-name="P1" draw:layer="layout" svg:width="0.853cm" svg:height="0.962cm" svg:x="16.948cm" svg:y="10.9cm">
          <draw:text-box>
            <text:p>8</text:p>
          </draw:text-box>
        </draw:frame>
        <draw:frame draw:style-name="gr8" draw:text-style-name="P1" draw:layer="layout" svg:width="1.158cm" svg:height="0.962cm" svg:x="10.842cm" svg:y="10.938cm">
          <draw:text-box>
            <text:p text:style-name="P7">9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22" draw:text-style-name="P10" draw:layer="layout" svg:width="25.6cm" svg:height="5.369cm" svg:x="1.2cm" svg:y="0.6cm">
          <draw:text-box>
            <text:p text:style-name="P7"><text:span text:style-name="T3">Passo 24. </text:span><text:span text:style-name="T4">Desempilha Aux2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16.947cm" svg:y="11.9cm">
          <draw:text-box>
            <text:p>2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742cm" svg:y="11.938cm">
          <draw:text-box>
            <text:p text:style-name="P7">11</text:p>
          </draw:text-box>
        </draw:frame>
        <draw:frame draw:style-name="gr7" draw:text-style-name="P1" draw:layer="layout" svg:width="0.853cm" svg:height="0.962cm" svg:x="13.8cm" svg:y="7.038cm">
          <draw:text-box>
            <text:p>8</text:p>
          </draw:text-box>
        </draw:frame>
        <draw:frame draw:style-name="gr8" draw:text-style-name="P1" draw:layer="layout" svg:width="1.158cm" svg:height="0.962cm" svg:x="10.842cm" svg:y="10.938cm">
          <draw:text-box>
            <text:p text:style-name="P7">9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23" draw:text-style-name="P10" draw:layer="layout" svg:width="25.6cm" svg:height="5.369cm" svg:x="1.2cm" svg:y="0.6cm">
          <draw:text-box>
            <text:p text:style-name="P7"><text:span text:style-name="T3">Passo 25. </text:span><text:span text:style-name="T4">Empilha em Aux1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16.947cm" svg:y="11.9cm">
          <draw:text-box>
            <text:p>2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742cm" svg:y="11.938cm">
          <draw:text-box>
            <text:p text:style-name="P7">11</text:p>
          </draw:text-box>
        </draw:frame>
        <draw:frame draw:style-name="gr8" draw:text-style-name="P1" draw:layer="layout" svg:width="1.158cm" svg:height="0.962cm" svg:x="10.842cm" svg:y="10.938cm">
          <draw:text-box>
            <text:p text:style-name="P7">9</text:p>
          </draw:text-box>
        </draw:frame>
        <draw:frame draw:style-name="gr8" draw:text-style-name="P1" draw:layer="layout" svg:width="1.158cm" svg:height="0.962cm" svg:x="10.842cm" svg:y="9.938cm">
          <draw:text-box>
            <text:p text:style-name="P7">8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24" draw:text-style-name="P10" draw:layer="layout" svg:width="25.6cm" svg:height="5.369cm" svg:x="1.2cm" svg:y="0.6cm">
          <draw:text-box>
            <text:p text:style-name="P7"><text:span text:style-name="T3">Passo 26. </text:span><text:span text:style-name="T4"><text:s/>Desempilha Aux2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14.8cm" svg:y="8.4cm">
          <draw:text-box>
            <text:p>2</text:p>
          </draw:text-box>
        </draw:fram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742cm" svg:y="11.938cm">
          <draw:text-box>
            <text:p text:style-name="P7">11</text:p>
          </draw:text-box>
        </draw:frame>
        <draw:frame draw:style-name="gr8" draw:text-style-name="P1" draw:layer="layout" svg:width="1.158cm" svg:height="0.962cm" svg:x="10.842cm" svg:y="10.938cm">
          <draw:text-box>
            <text:p text:style-name="P7">9</text:p>
          </draw:text-box>
        </draw:frame>
        <draw:frame draw:style-name="gr8" draw:text-style-name="P1" draw:layer="layout" svg:width="1.158cm" svg:height="0.962cm" svg:x="10.842cm" svg:y="9.938cm">
          <draw:text-box>
            <text:p text:style-name="P7">8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25" draw:text-style-name="P10" draw:layer="layout" svg:width="25.6cm" svg:height="5.369cm" svg:x="1.2cm" svg:y="0.6cm">
          <draw:text-box>
            <text:p text:style-name="P7"><text:span text:style-name="T3">Passo 27. </text:span><text:span text:style-name="T4">Empilha Aux2 em Aux1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5.8cm" svg:y="11.838cm">
          <draw:text-box>
            <text:p>1</text:p>
          </draw:text-box>
        </draw:frame>
        <draw:frame draw:style-name="gr8" draw:text-style-name="P1" draw:layer="layout" svg:width="1.158cm" svg:height="0.962cm" svg:x="10.742cm" svg:y="11.938cm">
          <draw:text-box>
            <text:p text:style-name="P7">11</text:p>
          </draw:text-box>
        </draw:frame>
        <draw:frame draw:style-name="gr8" draw:text-style-name="P1" draw:layer="layout" svg:width="1.158cm" svg:height="0.962cm" svg:x="10.842cm" svg:y="10.938cm">
          <draw:text-box>
            <text:p text:style-name="P7">9</text:p>
          </draw:text-box>
        </draw:frame>
        <draw:frame draw:style-name="gr8" draw:text-style-name="P1" draw:layer="layout" svg:width="1.158cm" svg:height="0.962cm" svg:x="10.842cm" svg:y="9.938cm">
          <draw:text-box>
            <text:p text:style-name="P7">8</text:p>
          </draw:text-box>
        </draw:frame>
        <draw:frame draw:style-name="gr8" draw:text-style-name="P1" draw:layer="layout" svg:width="1.158cm" svg:height="0.962cm" svg:x="10.842cm" svg:y="8.938cm">
          <draw:text-box>
            <text:p text:style-name="P7">2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26" draw:text-style-name="P10" draw:layer="layout" svg:width="25.6cm" svg:height="5.369cm" svg:x="1.2cm" svg:y="0.6cm">
          <draw:text-box>
            <text:p text:style-name="P7"><text:span text:style-name="T3">Passo 28. </text:span><text:span text:style-name="T4">Desempilha entrada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7.4cm" svg:y="6.838cm">
          <draw:text-box>
            <text:p>1</text:p>
          </draw:text-box>
        </draw:frame>
        <draw:frame draw:style-name="gr8" draw:text-style-name="P1" draw:layer="layout" svg:width="1.158cm" svg:height="0.962cm" svg:x="10.742cm" svg:y="11.938cm">
          <draw:text-box>
            <text:p text:style-name="P7">11</text:p>
          </draw:text-box>
        </draw:frame>
        <draw:frame draw:style-name="gr8" draw:text-style-name="P1" draw:layer="layout" svg:width="1.158cm" svg:height="0.962cm" svg:x="10.842cm" svg:y="10.938cm">
          <draw:text-box>
            <text:p text:style-name="P7">9</text:p>
          </draw:text-box>
        </draw:frame>
        <draw:frame draw:style-name="gr8" draw:text-style-name="P1" draw:layer="layout" svg:width="1.158cm" svg:height="0.962cm" svg:x="10.842cm" svg:y="9.938cm">
          <draw:text-box>
            <text:p text:style-name="P7">8</text:p>
          </draw:text-box>
        </draw:frame>
        <draw:frame draw:style-name="gr8" draw:text-style-name="P1" draw:layer="layout" svg:width="1.158cm" svg:height="0.962cm" svg:x="10.842cm" svg:y="8.938cm">
          <draw:text-box>
            <text:p text:style-name="P7">2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27" draw:text-style-name="P10" draw:layer="layout" svg:width="25.6cm" svg:height="5.369cm" svg:x="1.2cm" svg:y="0.6cm">
          <draw:text-box>
            <text:p text:style-name="P7"><text:span text:style-name="T3">Passo 29. </text:span><text:span text:style-name="T4">Se o valor do desempilhado da entrada for menor que valor desempilhado de Aux1, <text:s/>ele empilha o valor que estava em Aux1 (2), e em seguida o da entrada(1)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7.4cm" svg:y="6.838cm">
          <draw:text-box>
            <text:p>1</text:p>
          </draw:text-box>
        </draw:frame>
        <draw:frame draw:style-name="gr8" draw:text-style-name="P1" draw:layer="layout" svg:width="1.158cm" svg:height="0.962cm" svg:x="10.742cm" svg:y="11.938cm">
          <draw:text-box>
            <text:p text:style-name="P7">11</text:p>
          </draw:text-box>
        </draw:frame>
        <draw:frame draw:style-name="gr8" draw:text-style-name="P1" draw:layer="layout" svg:width="1.158cm" svg:height="0.962cm" svg:x="10.842cm" svg:y="10.938cm">
          <draw:text-box>
            <text:p text:style-name="P7">9</text:p>
          </draw:text-box>
        </draw:frame>
        <draw:frame draw:style-name="gr8" draw:text-style-name="P1" draw:layer="layout" svg:width="1.158cm" svg:height="0.962cm" svg:x="10.842cm" svg:y="9.938cm">
          <draw:text-box>
            <text:p text:style-name="P7">8</text:p>
          </draw:text-box>
        </draw:frame>
        <draw:frame draw:style-name="gr8" draw:text-style-name="P1" draw:layer="layout" svg:width="1.158cm" svg:height="0.962cm" svg:x="9cm" svg:y="6.838cm">
          <draw:text-box>
            <text:p text:style-name="P7">2</text:p>
          </draw:text-box>
        </draw:frame>
        <draw:frame draw:style-name="gr13" draw:text-style-name="P1" draw:layer="layout" svg:width="0.875cm" svg:height="0.962cm" svg:x="8.253cm" svg:y="6.838cm">
          <draw:text-box>
            <text:p>&lt;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28" draw:text-style-name="P10" draw:layer="layout" svg:width="25.6cm" svg:height="5.369cm" svg:x="1.2cm" svg:y="0.6cm">
          <draw:text-box>
            <text:p text:style-name="P7"><text:span text:style-name="T3">Passo 30. </text:span><text:span text:style-name="T4">Empilha Aux1 novamente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7" draw:text-style-name="P1" draw:layer="layout" svg:width="0.853cm" svg:height="0.962cm" svg:x="7.4cm" svg:y="6.838cm">
          <draw:text-box>
            <text:p>1</text:p>
          </draw:text-box>
        </draw:frame>
        <draw:frame draw:style-name="gr8" draw:text-style-name="P1" draw:layer="layout" svg:width="1.158cm" svg:height="0.962cm" svg:x="10.742cm" svg:y="11.938cm">
          <draw:text-box>
            <text:p text:style-name="P7">11</text:p>
          </draw:text-box>
        </draw:frame>
        <draw:frame draw:style-name="gr8" draw:text-style-name="P1" draw:layer="layout" svg:width="1.158cm" svg:height="0.962cm" svg:x="10.842cm" svg:y="10.938cm">
          <draw:text-box>
            <text:p text:style-name="P7">9</text:p>
          </draw:text-box>
        </draw:frame>
        <draw:frame draw:style-name="gr8" draw:text-style-name="P1" draw:layer="layout" svg:width="1.158cm" svg:height="0.962cm" svg:x="10.842cm" svg:y="9.938cm">
          <draw:text-box>
            <text:p text:style-name="P7">8</text:p>
          </draw:text-box>
        </draw:frame>
        <draw:frame draw:style-name="gr8" draw:text-style-name="P1" draw:layer="layout" svg:width="1.158cm" svg:height="0.962cm" svg:x="10.842cm" svg:y="8.938cm">
          <draw:text-box>
            <text:p text:style-name="P7">2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29" draw:text-style-name="P10" draw:layer="layout" svg:width="25.6cm" svg:height="5.369cm" svg:x="1.2cm" svg:y="0.6cm">
          <draw:text-box>
            <text:p text:style-name="P7"><text:span text:style-name="T3">Passo 31. </text:span><text:span text:style-name="T4">Empilha entrada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8" draw:text-style-name="P1" draw:layer="layout" svg:width="1.158cm" svg:height="0.962cm" svg:x="10.742cm" svg:y="11.938cm">
          <draw:text-box>
            <text:p text:style-name="P7">11</text:p>
          </draw:text-box>
        </draw:frame>
        <draw:frame draw:style-name="gr8" draw:text-style-name="P1" draw:layer="layout" svg:width="1.158cm" svg:height="0.962cm" svg:x="10.842cm" svg:y="10.938cm">
          <draw:text-box>
            <text:p text:style-name="P7">9</text:p>
          </draw:text-box>
        </draw:frame>
        <draw:frame draw:style-name="gr8" draw:text-style-name="P1" draw:layer="layout" svg:width="1.158cm" svg:height="0.962cm" svg:x="10.842cm" svg:y="9.938cm">
          <draw:text-box>
            <text:p text:style-name="P7">8</text:p>
          </draw:text-box>
        </draw:frame>
        <draw:frame draw:style-name="gr8" draw:text-style-name="P1" draw:layer="layout" svg:width="1.158cm" svg:height="0.962cm" svg:x="10.842cm" svg:y="8.938cm">
          <draw:text-box>
            <text:p text:style-name="P7">2</text:p>
          </draw:text-box>
        </draw:frame>
        <draw:frame draw:style-name="gr8" draw:text-style-name="P1" draw:layer="layout" svg:width="1.158cm" svg:height="0.962cm" svg:x="10.842cm" svg:y="7.938cm">
          <draw:text-box>
            <text:p text:style-name="P7">1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30" draw:text-style-name="P10" draw:layer="layout" svg:width="25.6cm" svg:height="5.369cm" svg:x="1.2cm" svg:y="0.6cm">
          <draw:text-box>
            <text:p text:style-name="P7"><text:span text:style-name="T3">Passo 32. </text:span><text:span text:style-name="T4">Verifica-se que entrada está vazia e começa a desempilhar Aux1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8" draw:text-style-name="P1" draw:layer="layout" svg:width="1.158cm" svg:height="0.962cm" svg:x="10.742cm" svg:y="11.938cm">
          <draw:text-box>
            <text:p text:style-name="P7">11</text:p>
          </draw:text-box>
        </draw:frame>
        <draw:frame draw:style-name="gr8" draw:text-style-name="P1" draw:layer="layout" svg:width="1.158cm" svg:height="0.962cm" svg:x="10.842cm" svg:y="10.938cm">
          <draw:text-box>
            <text:p text:style-name="P7">9</text:p>
          </draw:text-box>
        </draw:frame>
        <draw:frame draw:style-name="gr8" draw:text-style-name="P1" draw:layer="layout" svg:width="1.158cm" svg:height="0.962cm" svg:x="10.842cm" svg:y="9.938cm">
          <draw:text-box>
            <text:p text:style-name="P7">8</text:p>
          </draw:text-box>
        </draw:frame>
        <draw:frame draw:style-name="gr8" draw:text-style-name="P1" draw:layer="layout" svg:width="1.158cm" svg:height="0.962cm" svg:x="10.842cm" svg:y="8.938cm">
          <draw:text-box>
            <text:p text:style-name="P7">2</text:p>
          </draw:text-box>
        </draw:frame>
        <draw:frame draw:style-name="gr31" draw:text-style-name="P8" draw:layer="layout" svg:width="1.158cm" svg:height="0.962cm" svg:x="14.842cm" svg:y="6.238cm">
          <draw:text-box>
            <text:p text:style-name="P7">1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32" draw:text-style-name="P10" draw:layer="layout" svg:width="25.6cm" svg:height="5.369cm" svg:x="1.2cm" svg:y="0.6cm">
          <draw:text-box>
            <text:p text:style-name="P7"><text:span text:style-name="T3">Passo 33. </text:span><text:span text:style-name="T4">E empilhando na resultante para ficar em ordem crescente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8" draw:text-style-name="P1" draw:layer="layout" svg:width="1.158cm" svg:height="0.962cm" svg:x="10.742cm" svg:y="11.938cm">
          <draw:text-box>
            <text:p text:style-name="P7">11</text:p>
          </draw:text-box>
        </draw:frame>
        <draw:frame draw:style-name="gr8" draw:text-style-name="P1" draw:layer="layout" svg:width="1.158cm" svg:height="0.962cm" svg:x="10.842cm" svg:y="10.938cm">
          <draw:text-box>
            <text:p text:style-name="P7">9</text:p>
          </draw:text-box>
        </draw:frame>
        <draw:frame draw:style-name="gr8" draw:text-style-name="P1" draw:layer="layout" svg:width="1.158cm" svg:height="0.962cm" svg:x="10.842cm" svg:y="9.938cm">
          <draw:text-box>
            <text:p text:style-name="P7">8</text:p>
          </draw:text-box>
        </draw:frame>
        <draw:frame draw:style-name="gr8" draw:text-style-name="P1" draw:layer="layout" svg:width="1.158cm" svg:height="0.962cm" svg:x="10.842cm" svg:y="8.938cm">
          <draw:text-box>
            <text:p text:style-name="P7">2</text:p>
          </draw:text-box>
        </draw:frame>
        <draw:frame draw:style-name="gr33" draw:text-style-name="P8" draw:layer="layout" svg:width="1.158cm" svg:height="0.962cm" svg:x="21.642cm" svg:y="12cm">
          <draw:text-box>
            <text:p text:style-name="P7">1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34" draw:text-style-name="P10" draw:layer="layout" svg:width="25.6cm" svg:height="5.369cm" svg:x="1.2cm" svg:y="0.6cm">
          <draw:text-box>
            <text:p text:style-name="P7"><text:span text:style-name="T3">Passo 34. </text:span><text:span text:style-name="T4">Desempilhando Aux1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8" draw:text-style-name="P1" draw:layer="layout" svg:width="1.158cm" svg:height="0.962cm" svg:x="10.742cm" svg:y="11.938cm">
          <draw:text-box>
            <text:p text:style-name="P7">11</text:p>
          </draw:text-box>
        </draw:frame>
        <draw:frame draw:style-name="gr8" draw:text-style-name="P1" draw:layer="layout" svg:width="1.158cm" svg:height="0.962cm" svg:x="10.842cm" svg:y="10.938cm">
          <draw:text-box>
            <text:p text:style-name="P7">9</text:p>
          </draw:text-box>
        </draw:frame>
        <draw:frame draw:style-name="gr8" draw:text-style-name="P1" draw:layer="layout" svg:width="1.158cm" svg:height="0.962cm" svg:x="10.842cm" svg:y="9.938cm">
          <draw:text-box>
            <text:p text:style-name="P7">8</text:p>
          </draw:text-box>
        </draw:frame>
        <draw:frame draw:style-name="gr8" draw:text-style-name="P1" draw:layer="layout" svg:width="1.158cm" svg:height="0.962cm" svg:x="14.442cm" svg:y="5.638cm">
          <draw:text-box>
            <text:p text:style-name="P7">2</text:p>
          </draw:text-box>
        </draw:frame>
        <draw:frame draw:style-name="gr35" draw:text-style-name="P8" draw:layer="layout" svg:width="1.158cm" svg:height="0.962cm" svg:x="21.642cm" svg:y="12cm">
          <draw:text-box>
            <text:p text:style-name="P7">1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36" draw:text-style-name="P10" draw:layer="layout" svg:width="25.6cm" svg:height="5.369cm" svg:x="1.2cm" svg:y="0.6cm">
          <draw:text-box>
            <text:p text:style-name="P7"><text:span text:style-name="T3">Passo 35. </text:span><text:span text:style-name="T4">Empilhando na resultante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8" draw:text-style-name="P1" draw:layer="layout" svg:width="1.158cm" svg:height="0.962cm" svg:x="10.742cm" svg:y="11.938cm">
          <draw:text-box>
            <text:p text:style-name="P7">11</text:p>
          </draw:text-box>
        </draw:frame>
        <draw:frame draw:style-name="gr8" draw:text-style-name="P1" draw:layer="layout" svg:width="1.158cm" svg:height="0.962cm" svg:x="10.842cm" svg:y="10.938cm">
          <draw:text-box>
            <text:p text:style-name="P7">9</text:p>
          </draw:text-box>
        </draw:frame>
        <draw:frame draw:style-name="gr8" draw:text-style-name="P1" draw:layer="layout" svg:width="1.158cm" svg:height="0.962cm" svg:x="10.842cm" svg:y="9.938cm">
          <draw:text-box>
            <text:p text:style-name="P7">8</text:p>
          </draw:text-box>
        </draw:frame>
        <draw:frame draw:style-name="gr37" draw:text-style-name="P8" draw:layer="layout" svg:width="1.158cm" svg:height="0.962cm" svg:x="21.642cm" svg:y="12cm">
          <draw:text-box>
            <text:p text:style-name="P7">1</text:p>
          </draw:text-box>
        </draw:frame>
        <draw:frame draw:style-name="gr38" draw:text-style-name="P8" draw:layer="layout" svg:width="1.158cm" svg:height="0.962cm" svg:x="21.642cm" svg:y="11cm">
          <draw:text-box>
            <text:p text:style-name="P7">2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39" draw:text-style-name="P10" draw:layer="layout" svg:width="25.6cm" svg:height="5.369cm" svg:x="1.2cm" svg:y="0.6cm">
          <draw:text-box>
            <text:p text:style-name="P7"><text:span text:style-name="T3">Passo 36. </text:span><text:span text:style-name="T4">Desempilhando Aux1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8" draw:text-style-name="P1" draw:layer="layout" svg:width="1.158cm" svg:height="0.962cm" svg:x="10.742cm" svg:y="11.938cm">
          <draw:text-box>
            <text:p text:style-name="P7">11</text:p>
          </draw:text-box>
        </draw:frame>
        <draw:frame draw:style-name="gr8" draw:text-style-name="P1" draw:layer="layout" svg:width="1.158cm" svg:height="0.962cm" svg:x="10.842cm" svg:y="10.938cm">
          <draw:text-box>
            <text:p text:style-name="P7">9</text:p>
          </draw:text-box>
        </draw:frame>
        <draw:frame draw:style-name="gr8" draw:text-style-name="P1" draw:layer="layout" svg:width="1.158cm" svg:height="0.962cm" svg:x="13.842cm" svg:y="6.238cm">
          <draw:text-box>
            <text:p text:style-name="P7">8</text:p>
          </draw:text-box>
        </draw:frame>
        <draw:frame draw:style-name="gr40" draw:text-style-name="P8" draw:layer="layout" svg:width="1.158cm" svg:height="0.962cm" svg:x="21.642cm" svg:y="12cm">
          <draw:text-box>
            <text:p text:style-name="P7">1</text:p>
          </draw:text-box>
        </draw:frame>
        <draw:frame draw:style-name="gr41" draw:text-style-name="P8" draw:layer="layout" svg:width="1.158cm" svg:height="0.962cm" svg:x="21.642cm" svg:y="11cm">
          <draw:text-box>
            <text:p text:style-name="P7">2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42" draw:text-style-name="P10" draw:layer="layout" svg:width="25.6cm" svg:height="5.369cm" svg:x="1.2cm" svg:y="0.6cm">
          <draw:text-box>
            <text:p text:style-name="P7"><text:span text:style-name="T3">Passo 37. </text:span><text:span text:style-name="T4">Empilhando na resultante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8" draw:text-style-name="P1" draw:layer="layout" svg:width="1.158cm" svg:height="0.962cm" svg:x="10.742cm" svg:y="11.938cm">
          <draw:text-box>
            <text:p text:style-name="P7">11</text:p>
          </draw:text-box>
        </draw:frame>
        <draw:frame draw:style-name="gr8" draw:text-style-name="P1" draw:layer="layout" svg:width="1.158cm" svg:height="0.962cm" svg:x="10.842cm" svg:y="10.938cm">
          <draw:text-box>
            <text:p text:style-name="P7">9</text:p>
          </draw:text-box>
        </draw:frame>
        <draw:frame draw:style-name="gr43" draw:text-style-name="P8" draw:layer="layout" svg:width="1.158cm" svg:height="0.962cm" svg:x="21.642cm" svg:y="12cm">
          <draw:text-box>
            <text:p text:style-name="P7">1</text:p>
          </draw:text-box>
        </draw:frame>
        <draw:frame draw:style-name="gr44" draw:text-style-name="P8" draw:layer="layout" svg:width="1.158cm" svg:height="0.962cm" svg:x="21.642cm" svg:y="11cm">
          <draw:text-box>
            <text:p text:style-name="P7">2</text:p>
          </draw:text-box>
        </draw:frame>
        <draw:frame draw:style-name="gr45" draw:text-style-name="P8" draw:layer="layout" svg:width="1.158cm" svg:height="0.962cm" svg:x="21.642cm" svg:y="10cm">
          <draw:text-box>
            <text:p text:style-name="P7">8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46" draw:text-style-name="P10" draw:layer="layout" svg:width="25.6cm" svg:height="5.369cm" svg:x="1.2cm" svg:y="0.6cm">
          <draw:text-box>
            <text:p text:style-name="P7"><text:span text:style-name="T3">Passo 38. </text:span><text:span text:style-name="T4"><text:s/>Desempilhando Aux1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8" draw:text-style-name="P1" draw:layer="layout" svg:width="1.158cm" svg:height="0.962cm" svg:x="10.742cm" svg:y="11.938cm">
          <draw:text-box>
            <text:p text:style-name="P7">11</text:p>
          </draw:text-box>
        </draw:frame>
        <draw:frame draw:style-name="gr8" draw:text-style-name="P1" draw:layer="layout" svg:width="1.158cm" svg:height="0.962cm" svg:x="11cm" svg:y="7.038cm">
          <draw:text-box>
            <text:p text:style-name="P7">9</text:p>
          </draw:text-box>
        </draw:frame>
        <draw:frame draw:style-name="gr47" draw:text-style-name="P8" draw:layer="layout" svg:width="1.158cm" svg:height="0.962cm" svg:x="21.642cm" svg:y="12cm">
          <draw:text-box>
            <text:p text:style-name="P7">1</text:p>
          </draw:text-box>
        </draw:frame>
        <draw:frame draw:style-name="gr48" draw:text-style-name="P8" draw:layer="layout" svg:width="1.158cm" svg:height="0.962cm" svg:x="21.642cm" svg:y="11cm">
          <draw:text-box>
            <text:p text:style-name="P7">2</text:p>
          </draw:text-box>
        </draw:frame>
        <draw:frame draw:style-name="gr49" draw:text-style-name="P8" draw:layer="layout" svg:width="1.158cm" svg:height="0.962cm" svg:x="21.642cm" svg:y="10cm">
          <draw:text-box>
            <text:p text:style-name="P7">8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50" draw:text-style-name="P10" draw:layer="layout" svg:width="25.6cm" svg:height="5.369cm" svg:x="1.2cm" svg:y="0.6cm">
          <draw:text-box>
            <text:p text:style-name="P7"><text:span text:style-name="T3">Passo 39. </text:span><text:span text:style-name="T4"><text:s/>Empilhando na resultante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8" draw:text-style-name="P1" draw:layer="layout" svg:width="1.158cm" svg:height="0.962cm" svg:x="10.742cm" svg:y="11.938cm">
          <draw:text-box>
            <text:p text:style-name="P7">11</text:p>
          </draw:text-box>
        </draw:frame>
        <draw:frame draw:style-name="gr51" draw:text-style-name="P8" draw:layer="layout" svg:width="1.158cm" svg:height="0.962cm" svg:x="21.642cm" svg:y="12cm">
          <draw:text-box>
            <text:p text:style-name="P7">1</text:p>
          </draw:text-box>
        </draw:frame>
        <draw:frame draw:style-name="gr52" draw:text-style-name="P8" draw:layer="layout" svg:width="1.158cm" svg:height="0.962cm" svg:x="21.642cm" svg:y="11cm">
          <draw:text-box>
            <text:p text:style-name="P7">2</text:p>
          </draw:text-box>
        </draw:frame>
        <draw:frame draw:style-name="gr53" draw:text-style-name="P8" draw:layer="layout" svg:width="1.158cm" svg:height="0.962cm" svg:x="21.642cm" svg:y="10cm">
          <draw:text-box>
            <text:p text:style-name="P7">8</text:p>
          </draw:text-box>
        </draw:frame>
        <draw:frame draw:style-name="gr54" draw:text-style-name="P8" draw:layer="layout" svg:width="1.158cm" svg:height="0.962cm" svg:x="21.642cm" svg:y="9cm">
          <draw:text-box>
            <text:p text:style-name="P7">9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55" draw:text-style-name="P10" draw:layer="layout" svg:width="25.6cm" svg:height="5.369cm" svg:x="1.2cm" svg:y="0.6cm">
          <draw:text-box>
            <text:p text:style-name="P7"><text:span text:style-name="T3">Passo 40. </text:span><text:span text:style-name="T4"><text:s/>Desempilhando Aux1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8" draw:text-style-name="P1" draw:layer="layout" svg:width="1.158cm" svg:height="0.962cm" svg:x="11.4cm" svg:y="7.6cm">
          <draw:text-box>
            <text:p text:style-name="P7">11</text:p>
          </draw:text-box>
        </draw:frame>
        <draw:frame draw:style-name="gr56" draw:text-style-name="P8" draw:layer="layout" svg:width="1.158cm" svg:height="0.962cm" svg:x="21.642cm" svg:y="12cm">
          <draw:text-box>
            <text:p text:style-name="P7">1</text:p>
          </draw:text-box>
        </draw:frame>
        <draw:frame draw:style-name="gr57" draw:text-style-name="P8" draw:layer="layout" svg:width="1.158cm" svg:height="0.962cm" svg:x="21.642cm" svg:y="11cm">
          <draw:text-box>
            <text:p text:style-name="P7">2</text:p>
          </draw:text-box>
        </draw:frame>
        <draw:frame draw:style-name="gr58" draw:text-style-name="P8" draw:layer="layout" svg:width="1.158cm" svg:height="0.962cm" svg:x="21.642cm" svg:y="10cm">
          <draw:text-box>
            <text:p text:style-name="P7">8</text:p>
          </draw:text-box>
        </draw:frame>
        <draw:frame draw:style-name="gr59" draw:text-style-name="P8" draw:layer="layout" svg:width="1.158cm" svg:height="0.962cm" svg:x="21.642cm" svg:y="9cm">
          <draw:text-box>
            <text:p text:style-name="P7">9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60" draw:text-style-name="P10" draw:layer="layout" svg:width="25.6cm" svg:height="5.369cm" svg:x="1.2cm" svg:y="0.6cm">
          <draw:text-box>
            <text:p text:style-name="P7"><text:span text:style-name="T3">Passo 41. </text:span><text:span text:style-name="T4"><text:s/>Empilhando na resultante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61" draw:text-style-name="P8" draw:layer="layout" svg:width="1.158cm" svg:height="0.962cm" svg:x="21.642cm" svg:y="12cm">
          <draw:text-box>
            <text:p text:style-name="P7">1</text:p>
          </draw:text-box>
        </draw:frame>
        <draw:frame draw:style-name="gr62" draw:text-style-name="P8" draw:layer="layout" svg:width="1.158cm" svg:height="0.962cm" svg:x="21.642cm" svg:y="11cm">
          <draw:text-box>
            <text:p text:style-name="P7">2</text:p>
          </draw:text-box>
        </draw:frame>
        <draw:frame draw:style-name="gr63" draw:text-style-name="P8" draw:layer="layout" svg:width="1.158cm" svg:height="0.962cm" svg:x="21.642cm" svg:y="10cm">
          <draw:text-box>
            <text:p text:style-name="P7">8</text:p>
          </draw:text-box>
        </draw:frame>
        <draw:frame draw:style-name="gr64" draw:text-style-name="P8" draw:layer="layout" svg:width="1.158cm" svg:height="0.962cm" svg:x="21.642cm" svg:y="9cm">
          <draw:text-box>
            <text:p text:style-name="P7">9</text:p>
          </draw:text-box>
        </draw:frame>
        <draw:frame draw:style-name="gr65" draw:text-style-name="P8" draw:layer="layout" svg:width="1.158cm" svg:height="0.962cm" svg:x="21.542cm" svg:y="8cm">
          <draw:text-box>
            <text:p text:style-name="P7">11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0">
        <draw:frame draw:style-name="gr1" draw:text-style-name="P1" draw:layer="layout" svg:width="2.72cm" svg:height="0.962cm" svg:x="4.88cm" svg:y="13.2cm">
          <draw:text-box>
            <text:p>Entrada</text:p>
          </draw:text-box>
        </draw:frame>
        <draw:frame draw:style-name="gr2" draw:text-style-name="P1" draw:layer="layout" svg:width="1.946cm" svg:height="0.962cm" svg:x="10.28cm" svg:y="13.2cm">
          <draw:text-box>
            <text:p>Aux1</text:p>
          </draw:text-box>
        </draw:frame>
        <draw:frame draw:style-name="gr2" draw:text-style-name="P1" draw:layer="layout" svg:width="1.946cm" svg:height="0.962cm" svg:x="16.38cm" svg:y="13.2cm">
          <draw:text-box>
            <text:p>Aux2</text:p>
          </draw:text-box>
        </draw:frame>
        <draw:frame draw:style-name="gr3" draw:text-style-name="P1" draw:layer="layout" svg:width="3.529cm" svg:height="0.962cm" svg:x="20.48cm" svg:y="13.2cm">
          <draw:text-box>
            <text:p>Resultante</text:p>
          </draw:text-box>
        </draw:frame>
        <draw:frame draw:style-name="gr66" draw:text-style-name="P10" draw:layer="layout" svg:width="25.6cm" svg:height="5.369cm" svg:x="1.2cm" svg:y="0.6cm">
          <draw:text-box>
            <text:p text:style-name="P7"><text:span text:style-name="T3">Resultado da Pilha:</text:span></text:p>
          </draw:text-box>
        </draw:frame>
        <draw:line draw:style-name="gr5" draw:text-style-name="P3" draw:layer="layout" svg:x1="5cm" svg:y1="13.2cm" svg:x2="7.6cm" svg:y2="13.2cm">
          <text:p/>
        </draw:line>
        <draw:line draw:style-name="gr5" draw:text-style-name="P3" draw:layer="layout" svg:x1="10cm" svg:y1="13.2cm" svg:x2="12.6cm" svg:y2="13.2cm">
          <text:p/>
        </draw:line>
        <draw:line draw:style-name="gr5" draw:text-style-name="P3" draw:layer="layout" svg:x1="16cm" svg:y1="13.2cm" svg:x2="18.6cm" svg:y2="13.2cm">
          <text:p/>
        </draw:line>
        <draw:line draw:style-name="gr5" draw:text-style-name="P3" draw:layer="layout" svg:x1="21cm" svg:y1="13.2cm" svg:x2="23.6cm" svg:y2="13.2cm">
          <text:p/>
        </draw:line>
        <draw:frame draw:style-name="gr67" draw:text-style-name="P8" draw:layer="layout" svg:width="1.158cm" svg:height="0.962cm" svg:x="21.642cm" svg:y="12cm">
          <draw:text-box>
            <text:p text:style-name="P7">1</text:p>
          </draw:text-box>
        </draw:frame>
        <draw:frame draw:style-name="gr68" draw:text-style-name="P8" draw:layer="layout" svg:width="1.158cm" svg:height="0.962cm" svg:x="21.642cm" svg:y="11cm">
          <draw:text-box>
            <text:p text:style-name="P7">2</text:p>
          </draw:text-box>
        </draw:frame>
        <draw:frame draw:style-name="gr69" draw:text-style-name="P8" draw:layer="layout" svg:width="1.158cm" svg:height="0.962cm" svg:x="21.642cm" svg:y="10cm">
          <draw:text-box>
            <text:p text:style-name="P7">8</text:p>
          </draw:text-box>
        </draw:frame>
        <draw:frame draw:style-name="gr70" draw:text-style-name="P8" draw:layer="layout" svg:width="1.158cm" svg:height="0.962cm" svg:x="21.642cm" svg:y="9cm">
          <draw:text-box>
            <text:p text:style-name="P7">9</text:p>
          </draw:text-box>
        </draw:frame>
        <draw:frame draw:style-name="gr71" draw:text-style-name="P8" draw:layer="layout" svg:width="1.158cm" svg:height="0.962cm" svg:x="21.542cm" svg:y="8cm">
          <draw:text-box>
            <text:p text:style-name="P7">11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4:17:50.108276078</meta:creation-date>
    <dc:date>2021-09-09T14:57:24.638916996</dc:date>
    <meta:editing-duration>PT47M8S</meta:editing-duration>
    <meta:editing-cycles>9</meta:editing-cycles>
    <meta:generator>LibreOffice/6.4.7.2$Linux_X86_64 LibreOffice_project/40$Build-2</meta:generator>
    <meta:document-statistic meta:object-count="716"/>
  </office:meta>
</office:document-meta>
</file>